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E568D4505A6F100F.png" manifest:media-type="image/png"/>
  <manifest:file-entry manifest:full-path="Pictures/1000020100000384000003AB06153F2A0BD2453F.png" manifest:media-type="image/png"/>
  <manifest:file-entry manifest:full-path="Pictures/10000201000002E000000228A15708CCC88902D5.png" manifest:media-type="image/png"/>
  <manifest:file-entry manifest:full-path="Pictures/100002010000022A000001DE1CBBF4DA07AEE6A3.png" manifest:media-type="image/png"/>
  <manifest:file-entry manifest:full-path="Pictures/100002010000021D0000021D1CCE39FDA5501F24.png" manifest:media-type="image/png"/>
  <manifest:file-entry manifest:full-path="Pictures/10000201000003120000012C08826015B20F12C7.png" manifest:media-type="image/png"/>
  <manifest:file-entry manifest:full-path="Pictures/10000201000000E1000000E1F60F8D2BCCDEB381.png" manifest:media-type="image/png"/>
  <manifest:file-entry manifest:full-path="Pictures/1000020100000106000000C110B06B6A4C83C727.png" manifest:media-type="image/png"/>
  <manifest:file-entry manifest:full-path="Pictures/10000201000001900000012CDF150500F086CBCC.png" manifest:media-type="image/png"/>
  <manifest:file-entry manifest:full-path="Pictures/100002010000029E0000020E2265CCF603AA369E.png" manifest:media-type="image/png"/>
  <manifest:file-entry manifest:full-path="Pictures/10000201000000FF000000C54ABB9B7E75171DB5.png" manifest:media-type="image/png"/>
  <manifest:file-entry manifest:full-path="Pictures/100002010000010B000000BD80DD0B79D3C287D4.png" manifest:media-type="image/png"/>
  <manifest:file-entry manifest:full-path="Pictures/100002010000027200000272C71294F744E912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92cm, 0cm, 2.217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6cm" svg:height="5.598cm" svg:x="0.8cm" svg:y="0.895cm">
          <draw:image xlink:href="Pictures/1000020100000106000000C110B06B6A4C83C727.png" xlink:type="simple" xlink:show="embed" xlink:actuate="onLoad">
            <text:p/>
          </draw:image>
        </draw:frame>
        <draw:frame draw:style-name="gr1" draw:text-style-name="P1" draw:layer="layout" svg:width="10.582cm" svg:height="7.937cm" svg:x="17.2cm" svg:y="0.463cm">
          <draw:image xlink:href="Pictures/10000201000001900000012CDF150500F086CBCC.png" xlink:type="simple" xlink:show="embed" xlink:actuate="onLoad">
            <text:p/>
          </draw:image>
        </draw:frame>
        <draw:frame draw:style-name="gr1" draw:text-style-name="P1" draw:layer="layout" svg:width="8.171cm" svg:height="6.128cm" svg:x="3.229cm" svg:y="14.472cm">
          <draw:image xlink:href="Pictures/10000201000002E000000228A15708CCC88902D5.png" xlink:type="simple" xlink:show="embed" xlink:actuate="onLoad">
            <text:p/>
          </draw:image>
        </draw:frame>
        <draw:frame draw:style-name="gr1" draw:text-style-name="P1" draw:layer="layout" svg:width="13.48cm" svg:height="5.145cm" svg:x="12.72cm" svg:y="15cm">
          <draw:image xlink:href="Pictures/10000201000003120000012C08826015B20F12C7.png" xlink:type="simple" xlink:show="embed" xlink:actuate="onLoad">
            <text:p/>
          </draw:image>
        </draw:frame>
        <draw:frame draw:style-name="gr1" draw:text-style-name="P1" draw:layer="layout" svg:width="7.4cm" svg:height="7.4cm" svg:x="9.8cm" svg:y="6.8cm">
          <draw:image xlink:href="Pictures/100002010000021D0000021D1CCE39FDA5501F24.png" xlink:type="simple" xlink:show="embed" xlink:actuate="onLoad">
            <text:p/>
          </draw:image>
        </draw:frame>
        <draw:frame draw:style-name="gr2" draw:text-style-name="P1" draw:layer="layout" svg:width="8cm" svg:height="4.199cm" svg:x="9.6cm" svg:y="1.4cm">
          <draw:image xlink:href="Pictures/100002010000029E0000020E2265CCF603AA369E.png" xlink:type="simple" xlink:show="embed" xlink:actuate="onLoad">
            <text:p/>
          </draw:image>
        </draw:frame>
        <draw:frame draw:style-name="gr1" draw:text-style-name="P1" draw:layer="layout" svg:width="5.952cm" svg:height="5.952cm" svg:x="2.048cm" svg:y="7.448cm">
          <draw:image xlink:href="Pictures/10000201000000E1000000E1F60F8D2BCCDEB381.png" xlink:type="simple" xlink:show="embed" xlink:actuate="onLoad">
            <text:p/>
          </draw:image>
        </draw:frame>
        <draw:frame draw:style-name="gr1" draw:text-style-name="P1" draw:layer="layout" svg:width="8.346cm" svg:height="6.447cm" svg:x="18.054cm" svg:y="8.353cm">
          <draw:image xlink:href="Pictures/10000201000000FF000000C54ABB9B7E75171D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2.657cm" svg:height="12.657cm" svg:x="1.2cm" svg:y="0.543cm">
          <draw:image xlink:href="Pictures/100002010000027200000272C71294F744E912BD.png" xlink:type="simple" xlink:show="embed" xlink:actuate="onLoad">
            <text:p/>
          </draw:image>
        </draw:frame>
        <draw:frame draw:style-name="gr1" draw:text-style-name="P1" draw:layer="layout" svg:width="11.2cm" svg:height="7.929cm" svg:x="15.2cm" svg:y="1cm">
          <draw:image xlink:href="Pictures/100002010000010B000000BD80DD0B79D3C287D4.png" xlink:type="simple" xlink:show="embed" xlink:actuate="onLoad">
            <text:p/>
          </draw:image>
        </draw:frame>
        <draw:frame draw:style-name="gr1" draw:text-style-name="P1" draw:layer="layout" svg:width="9.2cm" svg:height="9.598cm" svg:x="16.8cm" svg:y="10cm">
          <draw:image xlink:href="Pictures/1000020100000384000003AB06153F2A0BD2453F.png" xlink:type="simple" xlink:show="embed" xlink:actuate="onLoad">
            <text:p/>
          </draw:image>
        </draw:frame>
        <draw:frame draw:style-name="gr1" draw:text-style-name="P1" draw:layer="layout" svg:width="6.364cm" svg:height="5.491cm" svg:x="1.2cm" svg:y="14.8cm">
          <draw:image xlink:href="Pictures/100002010000022A000001DE1CBBF4DA07AEE6A3.png" xlink:type="simple" xlink:show="embed" xlink:actuate="onLoad">
            <text:p/>
          </draw:image>
        </draw:frame>
        <draw:frame draw:style-name="gr1" draw:text-style-name="P1" draw:layer="layout" svg:width="5.952cm" svg:height="5.952cm" svg:x="9.448cm" svg:y="13.8cm">
          <draw:image xlink:href="Pictures/10000201000000E1000000E1E568D4505A6F10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4:39:59.196935996</meta:creation-date>
    <dc:date>2017-10-06T14:57:25.430098115</dc:date>
    <meta:editing-duration>PT7M15S</meta:editing-duration>
    <meta:editing-cycles>2</meta:editing-cycles>
    <meta:generator>LibreOffice/5.1.6.2$Linux_X86_64 LibreOffice_project/10m0$Build-2</meta:generator>
    <meta:document-statistic meta:object-count="38"/>
  </office:meta>
</office:document-meta>
</file>